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a73c1" officeooo:paragraph-rsid="001a73c1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bceb0" officeooo:paragraph-rsid="001bceb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6pt" officeooo:rsid="001bceb0" officeooo:paragraph-rsid="001bceb0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mpliación</text:p>
      <text:p text:style-name="P1"/>
      <text:p text:style-name="P3">1. Analisis de requerimientos.</text:p>
      <text:p text:style-name="P3"/>
      <text:p text:style-name="P2"><text:bookmark-start text:name="__DdeLink__160_1057318373"/>Lo primero es conocer el publico objetivo de la campaña en este caso al ser un sorteo de unas entradas para la moto GP y ser de la feria 2 ruedas el publico objetivo son los fanaticos de las motos y los <text:s/>usuarios habituales de la feria.<text:bookmark-end text:name="__DdeLink__160_105731837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2T17:53:12.897594973</meta:creation-date>
    <dc:date>2025-05-22T18:44:56.390593199</dc:date>
    <meta:editing-duration>PT51M4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3" meta:word-count="52" meta:character-count="276" meta:non-whitespace-character-count="226"/>
  </office:meta>
</office:document-meta>
</file>